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AC0000024401BCE10FDC84871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feb" officeooo:paragraph-rsid="0007afeb"/>
    </style:style>
    <style:style style:name="P2" style:family="paragraph" style:parent-style-name="Standard">
      <style:text-properties officeooo:rsid="0008edea" officeooo:paragraph-rsid="0008edea"/>
    </style:style>
    <style:style style:name="P3" style:family="paragraph" style:parent-style-name="Standard" style:list-style-name="L1">
      <style:text-properties officeooo:rsid="0008edea" officeooo:paragraph-rsid="0008edea"/>
    </style:style>
    <style:style style:name="P4" style:family="paragraph" style:parent-style-name="Standard" style:list-style-name="L1">
      <style:text-properties officeooo:rsid="0009227f" officeooo:paragraph-rsid="0009227f"/>
    </style:style>
    <style:style style:name="P5" style:family="paragraph" style:parent-style-name="Standard" style:list-style-name="L1">
      <style:text-properties officeooo:rsid="00096401" officeooo:paragraph-rsid="00096401"/>
    </style:style>
    <style:style style:name="P6" style:family="paragraph" style:parent-style-name="Standard">
      <style:text-properties officeooo:rsid="00096401" officeooo:paragraph-rsid="00096401"/>
    </style:style>
    <style:style style:name="P7" style:family="paragraph" style:parent-style-name="Standard" style:list-style-name="L2">
      <style:text-properties officeooo:rsid="000a6deb" officeooo:paragraph-rsid="000a6deb"/>
    </style:style>
    <style:style style:name="P8" style:family="paragraph" style:parent-style-name="Header">
      <style:paragraph-properties fo:text-align="start" style:justify-single-word="false"/>
      <style:text-properties officeooo:rsid="0007afeb" officeooo:paragraph-rsid="0007afeb"/>
    </style:style>
    <style:style style:name="T1" style:family="text">
      <style:text-properties officeooo:rsid="0008edea"/>
    </style:style>
    <style:style style:name="T2" style:family="text">
      <style:text-properties officeooo:rsid="0009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Android?</text:p>
      <text:p text:style-name="P1"/>
      <text:p text:style-name="P1"><text:tab/>It is a mobile operating system the developed by Google, it <text:span text:style-name="T1">is </text:span>a software th<text:span text:style-name="T1">at</text:span> used for the mobile phones, tablet, <text:span text:style-name="T1">smartwatch and etc.. The android begin in 2003 and currently it is the most popular mobile operating system.</text:span></text:p>
      <text:p text:style-name="P1"/>
      <text:p text:style-name="P2">What is the feature of Android?</text:p>
      <text:p text:style-name="P2"/>
      <text:list xml:id="list342186861" text:style-name="L1">
        <text:list-item>
          <text:p text:style-name="P3">Messaging</text:p>
          <text:list>
            <text:list-item>
              <text:p text:style-name="P3">The Android have a feature that can send a message via SMS or via MMS</text:p>
            </text:list-item>
          </text:list>
        </text:list-item>
        <text:list-item>
          <text:p text:style-name="P3">Auto Correction and Dictionary</text:p>
          <text:list>
            <text:list-item>
              <text:p text:style-name="P3">The Android have a feature that call Auto Correction which will automaticlly correct the misspelled word then the device will recommend the correcr or proper word that are available in the Dictionary</text:p>
            </text:list-item>
          </text:list>
        </text:list-item>
        <text:list-item>
          <text:p text:style-name="P3">Web Browser</text:p>
          <text:list>
            <text:list-item>
              <text:p text:style-name="P3">The same with desktop computer the Android have a feature that can surf in a web browser using the device.</text:p>
            </text:list-item>
          </text:list>
        </text:list-item>
        <text:list-item>
          <text:p text:style-name="P3">Voice-based features</text:p>
          <text:list>
            <text:list-item>
              <text:p text:style-name="P3">The Android have a feature that can <text:span text:style-name="T2">call, text, search in the internet <text:s/>and etc. using Voice-based features.</text:span></text:p>
            </text:list-item>
          </text:list>
        </text:list-item>
        <text:list-item>
          <text:p text:style-name="P3">Multi-touch</text:p>
          <text:list>
            <text:list-item>
              <text:p text:style-name="P4">The Android have a feature that can touch by the finger in the screen at the same time.</text:p>
            </text:list-item>
          </text:list>
        </text:list-item>
        <text:list-item>
          <text:p text:style-name="P3">Multitasking</text:p>
          <text:list>
            <text:list-item>
              <text:p text:style-name="P4">The Android have a feature that can use multiple application in the same time.</text:p>
            </text:list-item>
          </text:list>
        </text:list-item>
        <text:list-item>
          <text:p text:style-name="P3">Screen capture</text:p>
          <text:list>
            <text:list-item>
              <text:p text:style-name="P4">The Android also support a screen shot.</text:p>
            </text:list-item>
          </text:list>
        </text:list-item>
        <text:list-item>
          <text:p text:style-name="P3">TV Recording</text:p>
          <text:list>
            <text:list-item>
              <text:p text:style-name="P4">The Android also support recording video and can replay it.</text:p>
            </text:list-item>
          </text:list>
        </text:list-item>
        <text:list-item>
          <text:p text:style-name="P3">Video Calling</text:p>
          <text:list>
            <text:list-item>
              <text:p text:style-name="P4">The Android also support Video Calling, where the user can communicate with the other user by face to face.</text:p>
            </text:list-item>
          </text:list>
        </text:list-item>
        <text:list-item>
          <text:p text:style-name="P3">Multiple language support</text:p>
          <text:list>
            <text:list-item>
              <text:p text:style-name="P4">The Android also support multiple language, which is important in using the device for the foreign people. <text:s/></text:p>
            </text:list-item>
          </text:list>
        </text:list-item>
        <text:list-item>
          <text:p text:style-name="P3">Accessibility</text:p>
          <text:list>
            <text:list-item>
              <text:p text:style-name="P5">The Anroid have a feature for the people with low vision or with hearing difficulty that the device can generate synthesized audio.</text:p>
            </text:list-item>
          </text:list>
        </text:list-item>
        <text:list-item>
          <text:p text:style-name="P3">Connectivity</text:p>
          <text:list>
            <text:list-item>
              <text:p text:style-name="P5">The Android support connectivity technology such as GSM/EDGE, Bluetooth, LTE, CDMA, EV-DO, UMTS, NFC, IDEN and WiMAX.</text:p>
            </text:list-item>
          </text:list>
        </text:list-item>
      </text:list>
      <text:p text:style-name="P6"/>
      <text:p text:style-name="P6">List all the version of android</text:p>
      <text:p text:style-name="P6"><text:soft-page-break/></text:p>
      <text:list xml:id="list3137858379" text:style-name="L2">
        <text:list-item>
          <text:p text:style-name="P7">Android 1.6 Donut</text:p>
        </text:list-item>
        <text:list-item>
          <text:p text:style-name="P7">Android 2.1 Eclair</text:p>
        </text:list-item>
        <text:list-item>
          <text:p text:style-name="P7">Android 2.2 Froyo</text:p>
        </text:list-item>
        <text:list-item>
          <text:p text:style-name="P7">Android 2.3 Gingerbread</text:p>
        </text:list-item>
        <text:list-item>
          <text:p text:style-name="P7">Android 3.0 Honeycomb</text:p>
        </text:list-item>
        <text:list-item>
          <text:p text:style-name="P7">Android 4.0 Ice Cream Sandwich</text:p>
        </text:list-item>
        <text:list-item>
          <text:p text:style-name="P7">Android 4.1 Jelly Bean</text:p>
        </text:list-item>
        <text:list-item>
          <text:p text:style-name="P7">Android 4.4 KitKat</text:p>
        </text:list-item>
        <text:list-item>
          <text:p text:style-name="P7">Android 5.0 Lollipop</text:p>
        </text:list-item>
        <text:list-item>
          <text:p text:style-name="P7">Android 6.0 Marshmallow</text:p>
        </text:list-item>
        <text:list-item>
          <text:p text:style-name="P7">Android 7.0 Nougat</text:p>
        </text:list-item>
        <text:list-item>
          <text:p text:style-name="P7">Android 8.0 Ore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7afeb" officeooo:paragraph-rsid="0007afe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.635cm" svg:y="8.574cm" svg:width="16.955cm" svg:height="10.46cm" draw:z-index="0"><draw:image xlink:href="Pictures/10000000000003AC0000024401BCE10FDC848715.jpg" xlink:type="simple" xlink:show="embed" xlink:actuate="onLoad" loext:mime-type="image/jpeg"/></draw:frame></text:p>
      </style:header>
      <style:header-first>
        <text:p text:style-name="MP1">Assignment 1</text:p>
        <text:p text:style-name="MP1">Kempee R Flotildes<text:tab/><text:tab/>June 7, 2018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02:14.518896377</meta:creation-date>
    <dc:date>2018-06-08T11:59:38.406088093</dc:date>
    <meta:editing-duration>PT9M33S</meta:editing-duration>
    <meta:editing-cycles>1</meta:editing-cycles>
    <meta:document-statistic meta:table-count="0" meta:image-count="1" meta:object-count="0" meta:page-count="2" meta:paragraph-count="42" meta:word-count="368" meta:character-count="2015" meta:non-whitespace-character-count="1720"/>
    <meta:generator>LibreOffice/6.0.3.2$Linux_X86_64 LibreOffice_project/00m0$Build-2</meta:generator>
  </office:meta>
</office:document-meta>
</file>